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-color="#ffffff"/>
      <style:text-properties fo:font-size="20pt" fo:language="es" fo:country="ES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T1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GAMER STORE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Presentación del Proyecto del C.F.G.S de Desarrollo de Aplicaciones WEB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ipos de Páginas WEB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státicas</text:span></text:p>
              </text:list-item>
              <text:list-item>
                <text:p><text:span text:style-name="T1">Dinámicas</text:span></text:p>
              </text:list-item>
              <text:list-item>
                <text:p><text:span text:style-name="T1">SPA (Single Page Application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ecnología Utilizada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PA (Angular)</text:span></text:p>
              </text:list-item>
              <text:list-item>
                <text:p><text:span text:style-name="T1">Java (Spring)</text:span></text:p>
              </text:list-item>
              <text:list-item>
                <text:p><text:span text:style-name="T1">Base Datos Relacionales (MariaDB)</text:span></text:p>
              </text:list-item>
              <text:list-item>
                <text:p><text:span text:style-name="T1">MVC (Modelo – Vista – Controlador)</text:span></text:p>
                <text:list>
                  <text:list-item>
                    <text:p><text:span text:style-name="T1">Modelo → MariaDB</text:span></text:p>
                  </text:list-item>
                  <text:list-item>
                    <text:p><text:span text:style-name="T1">Vista → Angular</text:span></text:p>
                  </text:list-item>
                  <text:list-item>
                    <text:p><text:span text:style-name="T1">Controlador → Sp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PA (Angular)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ágina estática programada</text:span></text:p>
              </text:list-item>
              <text:list-item>
                <text:p><text:span text:style-name="T1">Se carga de una sola vez</text:span></text:p>
              </text:list-item>
              <text:list-item>
                <text:p><text:span text:style-name="T1">Progresive Web Application (PWA)</text:span></text:p>
              </text:list-item>
              <text:list-item>
                <text:p><text:span text:style-name="T1">Simula a una aplicación cliente-servidor</text:span></text:p>
              </text:list-item>
              <text:list-item>
                <text:p><text:span text:style-name="T1">Pantallas dinámica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Java (Spring)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versión de control</text:span></text:p>
              </text:list-item>
              <text:list-item>
                <text:p><text:span text:style-name="T1">Inyección de dependencias</text:span></text:p>
              </text:list-item>
              <text:list-item>
                <text:p><text:span text:style-name="T1">Java con anotaciones</text:span></text:p>
              </text:list-item>
              <text:list-item>
                <text:p><text:span text:style-name="T1">Compilación (mejor rendimiento que PHP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enticación y Autorización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ken</text:span></text:p>
                <text:list>
                  <text:list-item>
                    <text:p><text:span text:style-name="T1"><text:s/></text:span><text:span text:style-name="T1">No tiene estados</text:span></text:p>
                  </text:list-item>
                  <text:list-item>
                    <text:p><text:span text:style-name="T1">Se pueden utilizar varios servidores</text:span></text:p>
                  </text:list-item>
                </text:list>
              </text:list-item>
              <text:list-item>
                <text:p><text:span text:style-name="T1">Sesiones</text:span></text:p>
                <text:list>
                  <text:list-item>
                    <text:p text:style-name="P4"><text:span text:style-name="T1">Se rige por estados</text:span></text:p>
                  </text:list-item>
                  <text:list-item>
                    <text:p text:style-name="P4"><text:span text:style-name="T1">Sólo el servidor donde se autent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ionalidades Gamer St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rol de Stock (con imagenes de carátulas)</text:p>
              </text:list-item>
              <text:list-item>
                <text:p>Gestión de ventas y alquieres (con lector de código de barras)</text:p>
              </text:list-item>
              <text:list-item>
                <text:p>Generación de facturas (en formato PDF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egunta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Gracias por la atención prestada</text:span></text:p>
            <text:p><text:span text:style-name="T1">Autor: Fernando Retuerta</text:span></text:p>
            <text:p><text:span text:style-name="T1">Proyecto CFGS Desarrollo Aplicaciones WEB</text:span></text:p>
            <text:p><text:span text:style-name="T1">I.E.S. Ruiz Gij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4.2$Windows_X86_64 LibreOffice_project/9d0f32d1f0b509096fd65e0d4bec26ddd1938fd3</meta:generator>
    <dc:date>2019-06-08T19:30:54.636000000</dc:date>
    <meta:editing-duration>PT1H31M3S</meta:editing-duration>
    <meta:editing-cycles>13</meta:editing-cycles>
    <meta:document-statistic meta:object-count="53"/>
  </office:meta>
</office:document-meta>
</file>